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paragraph-rsid="0066f2ee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2" style:family="paragraph" style:parent-style-name="Table_20_Contents">
      <style:text-properties fo:font-size="10.5pt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29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30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32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33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34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35" style:family="paragraph" style:parent-style-name="Table_20_Contents">
      <style:text-properties officeooo:paragraph-rsid="0066f2ee"/>
    </style:style>
    <style:style style:name="P36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40" style:family="paragraph" style:parent-style-name="Table_20_Contents">
      <style:text-properties officeooo:rsid="000bac82" officeooo:paragraph-rsid="0066f2ee"/>
    </style:style>
    <style:style style:name="P41" style:family="paragraph" style:parent-style-name="Table_20_Contents">
      <style:text-properties officeooo:rsid="000bac82" officeooo:paragraph-rsid="007055ea"/>
    </style:style>
    <style:style style:name="P4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4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4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4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e73f6" style:font-size-asian="10.5pt" style:font-style-asian="normal" style:font-weight-asian="bold" style:font-size-complex="10.5pt" style:font-weight-complex="bold" style:text-emphasize="none"/>
    </style:style>
    <style:style style:name="P4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48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63f0b0" style:font-size-asian="10.5pt" style:font-size-complex="10.5pt"/>
    </style:style>
    <style:style style:name="P4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5c7d6" style:font-size-asian="10.5pt" style:font-style-asian="normal" style:font-weight-asian="normal" style:font-size-complex="10.5pt" style:text-emphasize="none"/>
    </style:style>
    <style:style style:name="P51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3f0b0" style:font-size-asian="10.5pt" style:font-style-asian="normal" style:font-weight-asian="normal" style:font-size-complex="10.5pt" style:text-emphasize="none"/>
    </style:style>
    <style:style style:name="P5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text-emphasize="none"/>
    </style:style>
    <style:style style:name="P5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5c7d6" style:font-size-asian="10.5pt" style:font-style-asian="normal" style:font-weight-asian="normal" style:font-size-complex="10.5pt" style:text-emphasize="none"/>
    </style:style>
    <style:style style:name="P5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3f0b0" style:font-size-asian="10.5pt" style:font-style-asian="normal" style:font-weight-asian="normal" style:font-size-complex="10.5pt" style:text-emphasize="none"/>
    </style:style>
    <style:style style:name="P5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6e73f6" style:font-size-asian="10.5pt" style:font-style-asian="normal" style:font-weight-asian="normal" style:font-size-complex="10.5pt" style:text-emphasize="none"/>
    </style:style>
    <style:style style:name="P5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59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63f0b0" style:font-size-asian="10.5pt" style:font-size-complex="10.5pt"/>
    </style:style>
    <style:style style:name="P60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f0b0" style:font-name-asian="Times New Roman2" style:font-size-asian="10.5pt" style:font-style-asian="italic" style:font-weight-asian="bold" style:font-name-complex="Times New Roman2" style:font-size-complex="10.5pt"/>
    </style:style>
    <style:style style:name="P62" style:family="paragraph" style:parent-style-name="Зміст_5f_вимоги">
      <style:paragraph-properties fo:line-height="100%"/>
      <style:text-properties fo:font-size="10.5pt" officeooo:paragraph-rsid="0063f0b0" style:font-size-asian="10.5pt" style:font-size-complex="10.5pt"/>
    </style:style>
    <style:style style:name="P63" style:family="paragraph" style:parent-style-name="Text_20_body">
      <style:text-properties officeooo:rsid="0063f0b0"/>
    </style:style>
    <style:style style:name="P64" style:family="paragraph" style:parent-style-name="Standard">
      <style:paragraph-properties fo:break-before="page"/>
      <style:text-properties officeooo:paragraph-rsid="006217d2"/>
    </style:style>
    <style:style style:name="P65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66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67" style:family="paragraph" style:parent-style-name="Table_20_Contents">
      <style:text-properties fo:font-size="10.5pt" officeooo:paragraph-rsid="0063f0b0" style:font-size-asian="10.5pt" style:font-size-complex="10.5pt"/>
    </style:style>
    <style:style style:name="P68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69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71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72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73" style:family="paragraph" style:parent-style-name="Table_20_Contents">
      <style:text-properties fo:font-size="10.5pt" officeooo:paragraph-rsid="0076c6f2" style:font-size-asian="10.5pt" style:font-size-complex="10.5pt"/>
    </style:style>
    <style:style style:name="P7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7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7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77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7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79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8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63f0b0" style:font-size-asian="10.5pt" style:font-style-asian="normal" style:font-weight-asian="bold" style:font-size-complex="10.5pt" style:font-weight-complex="bold" style:text-emphasize="none"/>
    </style:style>
    <style:style style:name="P8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546bc" style:font-size-asian="10.5pt" style:font-style-asian="normal" style:font-weight-asian="bold" style:font-size-complex="10.5pt" style:font-weight-complex="bold" style:text-emphasize="none"/>
    </style:style>
    <style:style style:name="P8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8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8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6c6f2" style:font-size-asian="10.5pt" style:font-style-asian="normal" style:font-weight-asian="normal" style:font-size-complex="10.5pt" style:text-emphasize="none"/>
    </style:style>
    <style:style style:name="P85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76c6f2" style:font-size-asian="10.5pt" style:font-size-complex="10.5pt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2" style:font-size-asian="10pt" style:font-style-asian="italic" style:font-weight-asian="bold" style:font-name-complex="Times New Roman2" style:font-size-complex="10pt"/>
    </style:style>
    <style:style style:name="P8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8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90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73f6" officeooo:paragraph-rsid="0076c6f2" style:font-size-asian="10.5pt" style:font-style-asian="normal" style:font-weight-asian="normal" style:font-size-complex="10.5pt" style:text-emphasize="none"/>
    </style:style>
    <style:style style:name="P91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2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5" style:family="paragraph" style:parent-style-name="Зміст_5f_вимоги">
      <style:paragraph-properties fo:line-height="100%"/>
      <style:text-properties fo:font-size="10.5pt" officeooo:paragraph-rsid="0076c6f2" style:font-size-asian="10.5pt" style:font-size-complex="10.5pt"/>
    </style:style>
    <style:style style:name="P96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7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paragraph-rsid="007a1377" style:font-size-asian="10.5pt" style:font-size-complex="10.5pt"/>
    </style:style>
    <style:style style:name="P99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10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01" style:family="paragraph" style:parent-style-name="Standard">
      <style:text-properties officeooo:rsid="0063f0b0" officeooo:paragraph-rsid="0063f0b0"/>
    </style:style>
    <style:style style:name="P102" style:family="paragraph" style:parent-style-name="Standard">
      <style:text-properties officeooo:rsid="0063f0b0" officeooo:paragraph-rsid="0076c6f2"/>
    </style:style>
    <style:style style:name="P103" style:family="paragraph" style:parent-style-name="Standard">
      <style:text-properties officeooo:rsid="0076c6f2" officeooo:paragraph-rsid="0076c6f2"/>
    </style:style>
    <style:style style:name="P104" style:family="paragraph" style:parent-style-name="Standard">
      <style:text-properties officeooo:paragraph-rsid="0076c6f2"/>
    </style:style>
    <style:style style:name="P105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06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546bc" style:font-size-asian="10pt" style:font-size-complex="10pt"/>
    </style:style>
    <style:style style:name="P107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10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pt" officeooo:paragraph-rsid="007a1377" style:font-size-asian="10pt" style:font-size-complex="10pt"/>
    </style:style>
    <style:style style:name="P10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fo:font-size="10.5pt" officeooo:paragraph-rsid="007a1377" style:font-size-asian="10.5pt" style:font-size-complex="10.5pt"/>
    </style:style>
    <style:style style:name="P110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style:font-size-asian="10pt" style:font-size-complex="10pt"/>
    </style:style>
    <style:style style:name="P111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546bc" style:font-size-asian="10pt" style:font-size-complex="10pt"/>
    </style:style>
    <style:style style:name="P112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fo:font-size="10pt" officeooo:paragraph-rsid="007a1377" style:font-size-asian="10pt" style:font-size-complex="10pt"/>
    </style:style>
    <style:style style:name="P113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6c6f2" style:font-name-asian="Times New Roman2" style:font-size-asian="10.5pt" style:font-style-asian="italic" style:font-weight-asian="bold" style:font-name-complex="Times New Roman2" style:font-size-complex="10.5pt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fo:font-size="10pt" style:font-size-asian="10pt" style:font-size-complex="10pt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fo:font-size="10pt" officeooo:paragraph-rsid="007a1377" style:font-size-asian="10pt" style:font-size-complex="10pt"/>
    </style:style>
    <style:style style:name="P11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2" style:font-size-asian="10pt" style:font-weight-asian="bold" style:font-name-complex="Times New Roman2" style:font-size-complex="10pt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pt" officeooo:paragraph-rsid="007937f3" style:font-size-asian="10pt" style:font-size-complex="10pt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fo:font-size="10.5pt" officeooo:paragraph-rsid="007a1377" style:font-size-asian="10.5pt" style:font-size-complex="10.5pt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7937f3" style:font-size-asian="10pt" style:font-size-complex="10pt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65c7d6" style:font-style-asian="italic" style:font-weight-asian="normal" style:font-style-complex="italic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23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2" style:font-size-asian="10pt" style:font-style-asian="italic" style:font-weight-asian="normal" style:font-name-complex="Times New Roman2" style:font-size-complex="10pt" style:text-emphasize="none"/>
    </style:style>
    <style:style style:name="T24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2" style:font-size-asian="10pt" style:font-style-asian="normal" style:font-weight-asian="normal" style:font-name-complex="Times New Roman2" style:font-size-complex="10pt" style:text-emphasize="none"/>
    </style:style>
    <style:style style:name="T2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6" style:family="text">
      <style:text-properties officeooo:rsid="0023c526"/>
    </style:style>
    <style:style style:name="T27" style:family="text">
      <style:text-properties officeooo:rsid="00282cca"/>
    </style:style>
    <style:style style:name="T2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9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0" style:family="text">
      <style:text-properties style:font-name="Times New Roman" style:font-name-asian="Times New Roman2" style:font-name-complex="Times New Roman2"/>
    </style:style>
    <style:style style:name="T31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2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3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34" style:family="text">
      <style:text-properties style:font-name="Times New Roman" fo:font-style="italic" style:font-name-asian="Times New Roman2" style:font-style-asian="italic" style:font-name-complex="Times New Roman2"/>
    </style:style>
    <style:style style:name="T35" style:family="text">
      <style:text-properties officeooo:rsid="00282cca" style:font-name-asian="Times New Roman2" style:font-name-complex="Times New Roman2"/>
    </style:style>
    <style:style style:name="T36" style:family="text">
      <style:text-properties officeooo:rsid="001331e3" style:font-name-asian="Times New Roman2" style:font-name-complex="Times New Roman2"/>
    </style:style>
    <style:style style:name="T37" style:family="text">
      <style:text-properties style:font-name-asian="Times New Roman2" style:font-name-complex="Times New Roman2" style:font-style-complex="normal" style:font-weight-complex="normal"/>
    </style:style>
    <style:style style:name="T38" style:family="text">
      <style:text-properties officeooo:rsid="002e1b18"/>
    </style:style>
    <style:style style:name="T39" style:family="text">
      <style:text-properties officeooo:rsid="00181cf4"/>
    </style:style>
    <style:style style:name="T40" style:family="text">
      <style:text-properties fo:language="ru" fo:country="RU"/>
    </style:style>
    <style:style style:name="T41" style:family="text">
      <style:text-properties officeooo:rsid="003622d5"/>
    </style:style>
    <style:style style:name="T42" style:family="text">
      <style:text-properties officeooo:rsid="002e1b18" style:font-style-complex="normal"/>
    </style:style>
    <style:style style:name="T43" style:family="text">
      <style:text-properties officeooo:rsid="003622d5" style:font-style-complex="normal"/>
    </style:style>
    <style:style style:name="T44" style:family="text">
      <style:text-properties officeooo:rsid="0023c526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2c9457"/>
    </style:style>
    <style:style style:name="T48" style:family="text">
      <style:text-properties fo:language="uk" fo:country="UA" officeooo:rsid="0021a7d8"/>
    </style:style>
    <style:style style:name="T49" style:family="text">
      <style:text-properties fo:language="uk" fo:country="UA" fo:font-weight="bold" style:font-weight-asian="bold" style:font-weight-complex="bold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fo:font-weight="bold" officeooo:rsid="007055ea" style:font-weight-asian="bold" style:font-weight-complex="bold"/>
    </style:style>
    <style:style style:name="T52" style:family="text">
      <style:text-properties fo:language="uk" fo:country="UA" fo:font-weight="normal" officeooo:rsid="0021a7d8" style:font-weight-asian="normal" style:font-weight-complex="normal"/>
    </style:style>
    <style:style style:name="T53" style:family="text">
      <style:text-properties fo:language="uk" fo:country="UA" fo:font-weight="normal" officeooo:rsid="0069f8c3" style:font-weight-asian="normal" style:font-weight-complex="normal"/>
    </style:style>
    <style:style style:name="T54" style:family="text">
      <style:text-properties fo:language="uk" fo:country="UA" officeooo:rsid="0058499d"/>
    </style:style>
    <style:style style:name="T55" style:family="text">
      <style:text-properties fo:language="uk" fo:country="UA" officeooo:rsid="00694122"/>
    </style:style>
    <style:style style:name="T56" style:family="text">
      <style:text-properties fo:language="uk" fo:country="UA" officeooo:rsid="007324d5"/>
    </style:style>
    <style:style style:name="T57" style:family="text">
      <style:text-properties officeooo:rsid="003b8003"/>
    </style:style>
    <style:style style:name="T58" style:family="text">
      <style:text-properties officeooo:rsid="000f0310"/>
    </style:style>
    <style:style style:name="T59" style:family="text">
      <style:text-properties officeooo:rsid="0010dd33"/>
    </style:style>
    <style:style style:name="T60" style:family="text">
      <style:text-properties officeooo:rsid="00117476"/>
    </style:style>
    <style:style style:name="T61" style:family="text">
      <style:text-properties officeooo:rsid="0014585f"/>
    </style:style>
    <style:style style:name="T62" style:family="text">
      <style:text-properties officeooo:rsid="0042ad5b"/>
    </style:style>
    <style:style style:name="T63" style:family="text">
      <style:text-properties officeooo:rsid="00464a7d"/>
    </style:style>
    <style:style style:name="T64" style:family="text">
      <style:text-properties officeooo:rsid="004bcbd5"/>
    </style:style>
    <style:style style:name="T65" style:family="text">
      <style:text-properties officeooo:rsid="005bc6ae"/>
    </style:style>
    <style:style style:name="T66" style:family="text">
      <style:text-properties officeooo:rsid="0060522a" style:font-weight-complex="normal"/>
    </style:style>
    <style:style style:name="T67" style:family="text">
      <style:text-properties officeooo:rsid="005ef863"/>
    </style:style>
    <style:style style:name="T68" style:family="text">
      <style:text-properties officeooo:rsid="0063f0b0"/>
    </style:style>
    <style:style style:name="T69" style:family="text">
      <style:text-properties officeooo:rsid="001331e3"/>
    </style:style>
    <style:style style:name="T70" style:family="text">
      <style:text-properties officeooo:rsid="0066f2ee"/>
    </style:style>
    <style:style style:name="T71" style:family="text">
      <style:text-properties officeooo:rsid="006b7d4c"/>
    </style:style>
    <style:style style:name="T72" style:family="text">
      <style:text-properties officeooo:rsid="006e73f6"/>
    </style:style>
    <style:style style:name="T73" style:family="text">
      <style:text-properties officeooo:rsid="007055ea"/>
    </style:style>
    <style:style style:name="T74" style:family="text">
      <style:text-properties officeooo:rsid="0071856a"/>
    </style:style>
    <style:style style:name="T75" style:family="text">
      <style:text-properties officeooo:rsid="00728096"/>
    </style:style>
    <style:style style:name="T76" style:family="text">
      <style:text-properties style:text-underline-style="solid" style:text-underline-width="auto" style:text-underline-color="font-color"/>
    </style:style>
    <style:style style:name="T77" style:family="text">
      <style:text-properties fo:font-size="12pt" style:font-name-asian="Times New Roman2" style:font-size-asian="12pt" style:font-name-complex="Times New Roman2" style:font-size-complex="12pt"/>
    </style:style>
    <style:style style:name="T78" style:family="text">
      <style:text-properties officeooo:rsid="0076c6f2"/>
    </style:style>
    <style:style style:name="T79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63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36">№ Уроку</text:p>
          </table:table-cell>
          <table:table-cell table:style-name="Таблиця2.A1" office:value-type="string">
            <text:p text:style-name="P36">№ Теми</text:p>
          </table:table-cell>
          <table:table-cell table:style-name="Таблиця2.A1" office:value-type="string">
            <text:p text:style-name="P37">Тема урока</text:p>
          </table:table-cell>
          <table:table-cell table:style-name="Таблиця2.D1" office:value-type="string">
            <text:p text:style-name="P37"/>
          </table:table-cell>
          <table:table-cell table:style-name="Таблиця2.A1" office:value-type="string">
            <text:p text:style-name="P38"><text:span text:style-name="T74">8</text:span>-<text:span text:style-name="T63">А</text:span></text:p>
          </table:table-cell>
          <table:table-cell table:style-name="Таблиця2.A1" office:value-type="string">
            <text:p text:style-name="P38"><text:span text:style-name="T74">8</text:span>-<text:span text:style-name="T63">Б</text:span></text:p>
          </table:table-cell>
          <table:table-cell table:style-name="Таблиця2.G1" office:value-type="string">
            <text:p text:style-name="P38"><text:span text:style-name="T74">8</text:span>-<text:span text:style-name="T71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17">1</text:p>
          </table:table-cell>
          <table:table-cell table:style-name="Таблиця2.A1" office:value-type="string">
            <text:p text:style-name="P57">Виконав<text:span text:style-name="T40">ц</text:span>і алгоритмів</text:p>
          </table:table-cell>
          <table:table-cell table:style-name="Таблиця2.D1" table:number-rows-spanned="32" office:value-type="string">
            <text:p text:style-name="P106"><text:span text:style-name="T33">Учень/учениця</text:span></text:p>
            <text:p text:style-name="P111"><text:span text:style-name="T33">Знаннєва складова</text:span></text:p>
            <text:p text:style-name="P92"><text:span text:style-name="T1">Розуміє </text:span>призначення мови програмування та основних її елементів<text:span text:style-name="T40">. </text:span>Наводить приклади сучасних мов програмування.</text:p>
            <text:p text:style-name="P92"><text:span text:style-name="T1">Знає</text:span> відмінність між змінними та константами. </text:p>
            <text:p text:style-name="P92"><text:span text:style-name="T1">Порівнює</text:span> особливості різних середовищ програмування. </text:p>
            <text:p text:style-name="P92"><text:span text:style-name="T1">Розуміє</text:span> поняття об’єкта в мові програмування, його властивостей і методів.<text:span text:style-name="T76"> </text:span></text:p>
            <text:p text:style-name="P92"><text:span text:style-name="T1">Пояснює </text:span>структуру програми.</text:p>
            <text:p text:style-name="P92"><text:span text:style-name="T1">Пояснює</text:span> функції елементів графічного інтерфейсу та користується ними.</text:p>
            <text:p text:style-name="P92"><text:span text:style-name="T1">Розрізняє</text:span> властивості і методи елементів управління</text:p>
            <text:p text:style-name="P111"><text:span text:style-name="T33">Діяльнісна складова</text:span></text:p>
            <text:p text:style-name="P92"><text:span text:style-name="T1">Планує</text:span> процес розв’язування задачі з використанням програмування.</text:p>
            <text:p text:style-name="P92"><text:span text:style-name="T1">Створює і налагоджує</text:span> програми, зокрема подійно- <text:s/>й об’єктно-орієнтовані.</text:p>
            <text:p text:style-name="P92"><text:span text:style-name="T1">Використовує</text:span> в програмах вирази, коректно добирає типи даних. </text:p>
            <text:p text:style-name="P92"><text:span text:style-name="T1">Розв’язує </text:span>задачі з використанням усіх базових алгоритмічних структур, змінних та констант.</text:p>
            <text:p text:style-name="P92"><text:span text:style-name="T1">Обґрунтовує</text:span> вибір типів даних для розв’язування задачі</text:p>
            <text:p text:style-name="P111"><text:span text:style-name="T33">Ціннісна складова </text:span></text:p>
            <text:p text:style-name="P92"><text:span text:style-name="T1">Оцінює</text:span> відповідність результатів виконання програми поставленій задачі.</text:p>
            <text:p text:style-name="P86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17">2</text:p>
          </table:table-cell>
          <table:table-cell table:style-name="Таблиця2.A1" office:value-type="string">
            <text:p text:style-name="P57"><text:span text:style-name="T41">С</text:span>истеми команд <text:span text:style-name="T41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17">3</text:p>
          </table:table-cell>
          <table:table-cell table:style-name="Таблиця2.A1" office:value-type="string">
            <text:p text:style-name="P57"><text:span text:style-name="T43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3">Розбір</text:span><text:span text:style-name="T4"> </text:span><text:span text:style-name="T43">в</text:span><text:span text:style-name="T41">идів опису алгоритмів. </text:span>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16">4</text:p>
          </table:table-cell>
          <table:table-cell table:style-name="Таблиця2.A1" office:value-type="string">
            <text:p text:style-name="P57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16">5</text:p>
          </table:table-cell>
          <table:table-cell table:style-name="Таблиця2.A1" office:value-type="string">
            <text:p text:style-name="P42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16">6</text:p>
          </table:table-cell>
          <table:table-cell table:style-name="Таблиця2.A1" office:value-type="string">
            <text:p text:style-name="P42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16">7</text:p>
          </table:table-cell>
          <table:table-cell table:style-name="Таблиця2.A1" office:value-type="string">
            <text:p text:style-name="P57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42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18">8</text:p>
          </table:table-cell>
          <table:table-cell table:style-name="Таблиця2.A1" office:value-type="string">
            <text:p text:style-name="P42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6">інійн</text:span>их<text:span text:style-name="T26"> алгоритм</text:span>ів<text:span text:style-name="T26">. </text:span><text:span text:style-name="T42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18">9</text:p>
          </table:table-cell>
          <table:table-cell table:style-name="Таблиця2.A1" office:value-type="string">
            <text:p text:style-name="P46">Узагальнення <text:span text:style-name="T72">вивченого </text:span>з теми Алгоритми та програми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18">10</text:p>
          </table:table-cell>
          <table:table-cell table:style-name="Таблиця2.A1" office:value-type="string">
            <text:p text:style-name="P57">Алгоритми з розгалуженнями. <text:span text:style-name="T41">Виконання </text:span>алгоритм<text:span text:style-name="T41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18">11</text:p>
          </table:table-cell>
          <table:table-cell table:style-name="Таблиця2.A1" office:value-type="string">
            <text:p text:style-name="P57">Алгоритми з повтореннями. <text:span text:style-name="T41">Складання </text:span>алгоритм<text:span text:style-name="T41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18">12</text:p>
          </table:table-cell>
          <table:table-cell table:style-name="Таблиця2.A1" office:value-type="string">
            <text:p text:style-name="P57">Алгоритми з повтореннями. <text:span text:style-name="T41">Виконання </text:span>алгоритм<text:span text:style-name="T41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20">13</text:p>
          </table:table-cell>
          <table:table-cell table:style-name="Таблиця2.A1" office:value-type="string">
            <text:p text:style-name="P34"><text:span text:style-name="T5">Практична робота №</text:span><text:span text:style-name="T6">4</text:span><text:span text:style-name="T5">. </text:span><text:span text:style-name="T66">Створення програм у середовищі Скретч</text:span>. <text:span text:style-name="T26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21">14</text:p>
          </table:table-cell>
          <table:table-cell table:style-name="Таблиця2.A1" office:value-type="string">
            <text:p text:style-name="P43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7">алгоритмічних структур. </text:span><text:span text:style-name="T44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21">15</text:p>
          </table:table-cell>
          <table:table-cell table:style-name="Таблиця2.A1" office:value-type="string">
            <text:p text:style-name="P58">Повторення теми.</text:p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21">16</text:p>
          </table:table-cell>
          <table:table-cell table:style-name="Таблиця2.A1" office:value-type="string">
            <text:p text:style-name="P82">Узагальнення <text:span text:style-name="T72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1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 table:style-name="Таблиця2.22">
          <table:table-cell table:style-name="Таблиця2.A1" office:value-type="string">
            <text:p text:style-name="P68">2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3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4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>Узагальнення <text:span text:style-name="T72">вивченого</text:span>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5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1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6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7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8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29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0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1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0"/>
          </table:table-cell>
          <table:covered-table-cell/>
          <table:table-cell table:style-name="Таблиця2.A1" table:number-rows-spanned="2" office:value-type="string">
            <text:p text:style-name="P22"/>
          </table:table-cell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  <table:table-row>
          <table:table-cell table:style-name="Таблиця2.A1" office:value-type="string">
            <text:p text:style-name="P68">32</text:p>
          </table:table-cell>
          <table:table-cell table:style-name="Таблиця2.A1" office:value-type="string">
            <text:p text:style-name="P21"/>
          </table:table-cell>
          <table:table-cell table:style-name="Таблиця2.A1" office:value-type="string">
            <text:p text:style-name="P82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2"/>
          </table:table-cell>
          <table:table-cell table:style-name="Таблиця2.G1" office:value-type="string">
            <text:p text:style-name="P22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00"><text:span text:style-name="T39">Тема 2</text:span>. <text:span text:style-name="T77">Кодування даних та апаратне забезпечення </text:span>(<text:span text:style-name="T78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69">33</text:p>
          </table:table-cell>
          <table:table-cell table:style-name="Таблиця1.A2" office:value-type="string">
            <text:p text:style-name="P17">1</text:p>
          </table:table-cell>
          <table:table-cell table:style-name="Таблиця1.A2" office:value-type="string">
            <text:p text:style-name="P59"><text:span text:style-name="T12">Поняття електронної таблиці. </text:span><text:span text:style-name="T20">Практична робота №</text:span><text:span text:style-name="T21">6</text:span><text:span text:style-name="T20">. </text:span><text:span text:style-name="T13">Табличні процесори, їх призначення. Середовище табличного процесора. Інструктаж з БЖД.</text:span></text:p>
          </table:table-cell>
          <table:table-cell table:style-name="Таблиця1.D2" table:number-rows-spanned="9" office:value-type="string">
            <text:p text:style-name="P105"><text:span text:style-name="T33">Учень/учениця</text:span></text:p>
            <text:p text:style-name="P110"><text:span text:style-name="T33">Знаннєва складова</text:span></text:p>
            <text:p text:style-name="P91"><text:span text:style-name="T1">Розуміє </text:span>поняття двійкового коду, називає<text:span text:style-name="T79"> </text:span>одиниці вимірювання його довжини та пояснює їх співвідношення.</text:p>
            <text:p text:style-name="P91"><text:span text:style-name="T1">Описує</text:span> загальний принцип побудови таблиці кодів символів.</text:p>
            <text:p text:style-name="P91"><text:span text:style-name="T1">Пояснює</text:span> деякі принципи кодування графічних даних.</text:p>
            <text:p text:style-name="P91"><text:span text:style-name="T1">Має уявлення</text:span> про взаємодію складових обчислювальних пристроїв, описує їхні основні характеристики.</text:p>
            <text:p text:style-name="P91"><text:span text:style-name="T1">Наводить приклади</text:span> застосування сучасних пристроїв у різних галузях. </text:p>
            <text:p text:style-name="P91"><text:span text:style-name="T1">Описує</text:span> процес обробки даних комп’ютерними пристроями</text:p>
            <text:p text:style-name="P114"><text:span text:style-name="T33">Діяльнісна складова</text:span></text:p>
            <text:p text:style-name="P91"><text:span text:style-name="T1">Уміє</text:span> кодувати і декодувати повідомлення за певними правилами.</text:p>
            <text:p text:style-name="P91"><text:span text:style-name="T1">Визначає</text:span> характеристики складових персонального комп’ютера залежно від його призначення</text:p>
            <text:p text:style-name="P110"><text:span text:style-name="T33">Ціннісна складова </text:span></text:p>
            <text:p text:style-name="P91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116"/>
          </table:table-cell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4</text:p>
          </table:table-cell>
          <table:table-cell table:style-name="Таблиця1.A2" office:value-type="string">
            <text:p text:style-name="P17">2</text:p>
          </table:table-cell>
          <table:table-cell table:style-name="Таблиця1.A2" office:value-type="string">
            <text:p text:style-name="P51">Об’єкти електронних таблиць — аркуш, клітинка, діапазон клітинок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5</text:p>
          </table:table-cell>
          <table:table-cell table:style-name="Таблиця1.A2" office:value-type="string">
            <text:p text:style-name="P17">3</text:p>
          </table:table-cell>
          <table:table-cell table:style-name="Таблиця1.A2" office:value-type="string">
            <text:p text:style-name="P51">Типи даних: числові, грошові, дати, текст, відсотк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6</text:p>
          </table:table-cell>
          <table:table-cell table:style-name="Таблиця1.A2" office:value-type="string">
            <text:p text:style-name="P16">4</text:p>
          </table:table-cell>
          <table:table-cell table:style-name="Таблиця1.A2" office:value-type="string">
            <text:p text:style-name="P49">Введення, редагування й форматування даних основних типів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7</text:p>
          </table:table-cell>
          <table:table-cell table:style-name="Таблиця1.A2" office:value-type="string">
            <text:p text:style-name="P16">5</text:p>
          </table:table-cell>
          <table:table-cell table:style-name="Таблиця1.A2" office:value-type="string">
            <text:p text:style-name="P50"><text:span text:style-name="T8">Практична робота №</text:span><text:span text:style-name="T9">7</text:span><text:span text:style-name="T8">. </text:span>Адресація. Формули. <text:span text:style-name="T42">Інструктаж з БЖД.</text:span>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8</text:p>
          </table:table-cell>
          <table:table-cell table:style-name="Таблиця1.A2" office:value-type="string">
            <text:p text:style-name="P16">6</text:p>
          </table:table-cell>
          <table:table-cell table:style-name="Таблиця1.A2" office:value-type="string">
            <text:p text:style-name="P49">Редагування та форматування електронних таблиць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39</text:p>
          </table:table-cell>
          <table:table-cell table:style-name="Таблиця1.A2" office:value-type="string">
            <text:p text:style-name="P19">7</text:p>
          </table:table-cell>
          <table:table-cell table:style-name="Таблиця1.A2" office:value-type="string">
            <text:p text:style-name="P49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40</text:p>
          </table:table-cell>
          <table:table-cell table:style-name="Таблиця1.A2" office:value-type="string">
            <text:p text:style-name="P19">8</text:p>
          </table:table-cell>
          <table:table-cell table:style-name="Таблиця1.A2" office:value-type="string">
            <text:p text:style-name="P49">Автозаповнення та автозавершення.</text:p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  <table:table-row>
          <table:table-cell table:style-name="Таблиця1.A2" office:value-type="string">
            <text:p text:style-name="P69">41</text:p>
          </table:table-cell>
          <table:table-cell table:style-name="Таблиця1.A2" office:value-type="string">
            <text:p text:style-name="P69">9</text:p>
          </table:table-cell>
          <table:table-cell table:style-name="Таблиця1.A2" office:value-type="string">
            <text:p text:style-name="P45"><text:span text:style-name="T27">Узагальнення з теми </text:span><text:span text:style-name="T36">Опрацювання табличних даних.</text:span></text:p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  <text:p text:style-name="P47"/>
          </table:table-cell>
          <table:covered-table-cell/>
          <table:table-cell table:style-name="Таблиця1.A2" office:value-type="string">
            <text:p text:style-name="P22"/>
          </table:table-cell>
          <table:table-cell table:style-name="Таблиця1.A2" office:value-type="string">
            <text:p text:style-name="P22"/>
          </table:table-cell>
          <table:table-cell table:style-name="Таблиця1.G2" office:value-type="string">
            <text:p text:style-name="P22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76">Тема <text:span text:style-name="T68">3</text:span>. <text:span text:style-name="T29">Створення та публікація веб-ресурсів </text:span>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74">42</text:p>
          </table:table-cell>
          <table:table-cell table:style-name="Таблиця3.A2" office:value-type="string">
            <text:p text:style-name="P15">1</text:p>
          </table:table-cell>
          <table:table-cell table:style-name="Таблиця3.A2" office:value-type="string">
            <text:p text:style-name="P52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3.A2" table:number-rows-spanned="9" office:value-type="string">
            <text:p text:style-name="P107"><text:span text:style-name="T33">Учень/учениця</text:span></text:p>
            <text:p text:style-name="P117"><text:span text:style-name="T33">Знаннєва складова</text:span></text:p>
            <text:p text:style-name="P119"><text:span text:style-name="T34">Наводить приклади</text:span><text:span text:style-name="T30"> засобів автоматизованого створення веб-сторінок.</text:span></text:p>
            <text:p text:style-name="P119"><text:span text:style-name="T34">Розуміє</text:span><text:span text:style-name="T30"> поняття мови гіпертекстової </text:span><text:soft-page-break/><text:span text:style-name="T30">розмітки.</text:span></text:p>
            <text:p text:style-name="P117"><text:span text:style-name="T33">Діяльнісна складова</text:span></text:p>
            <text:p text:style-name="P93"><text:span text:style-name="T1">Створює</text:span> веб-сторінки за допомогою автоматизованих засобів та публікує їх в Інтернеті.</text:p>
            <text:p text:style-name="P93"><text:span text:style-name="T1">Використовує</text:span> гіпертекстові, графічні й мультимедійні елементи на веб-сторінках</text:p>
            <text:p text:style-name="P117"><text:span text:style-name="T33">Ціннісна складова</text:span></text:p>
            <text:p text:style-name="P93"><text:span text:style-name="T1">Усвідомлює </text:span>важливість участі в діяльності глобальної інтернет-спільноти.</text:p>
            <text:p text:style-name="P97"><text:span text:style-name="T22">Дотримується</text:span><text:span text:style-name="T14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3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3</text:p>
          </table:table-cell>
          <table:table-cell table:style-name="Таблиця3.A2" office:value-type="string">
            <text:p text:style-name="P15">2</text:p>
          </table:table-cell>
          <table:table-cell table:style-name="Таблиця3.A2" office:value-type="string">
            <text:p text:style-name="P55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4</text:p>
          </table:table-cell>
          <table:table-cell table:style-name="Таблиця3.A2" office:value-type="string">
            <text:p text:style-name="P15">3</text:p>
          </table:table-cell>
          <table:table-cell table:style-name="Таблиця3.A2" office:value-type="string">
            <text:p text:style-name="P44">Етикет електронного листування. Правила безпечного користування електронною скринькою. <text:soft-page-break/>Основні ознаки спаму й фішингу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5</text:p>
          </table:table-cell>
          <table:table-cell table:style-name="Таблиця3.A2" office:value-type="string">
            <text:p text:style-name="P15">4</text:p>
          </table:table-cell>
          <table:table-cell table:style-name="Таблиця3.A2" office:value-type="string">
            <text:p text:style-name="P48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6</text:p>
          </table:table-cell>
          <table:table-cell table:style-name="Таблиця3.A2" office:value-type="string">
            <text:p text:style-name="P23">5</text:p>
          </table:table-cell>
          <table:table-cell table:style-name="Таблиця3.A2" office:value-type="string">
            <text:p text:style-name="P33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7</text:p>
          </table:table-cell>
          <table:table-cell table:style-name="Таблиця3.A2" office:value-type="string">
            <text:p text:style-name="P23">6</text:p>
          </table:table-cell>
          <table:table-cell table:style-name="Таблиця3.A2" office:value-type="string">
            <text:p text:style-name="P54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8</text:p>
          </table:table-cell>
          <table:table-cell table:style-name="Таблиця3.A2" office:value-type="string">
            <text:p text:style-name="P23">7</text:p>
          </table:table-cell>
          <table:table-cell table:style-name="Таблиця3.A2" office:value-type="string">
            <text:p text:style-name="P53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49</text:p>
          </table:table-cell>
          <table:table-cell table:style-name="Таблиця3.A2" office:value-type="string">
            <text:p text:style-name="P24">8</text:p>
          </table:table-cell>
          <table:table-cell table:style-name="Таблиця3.A2" office:value-type="string">
            <text:p text:style-name="P56">Інтернет речей. Розумний будинок в Пакеттрейсер.</text:p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  <table:table-row>
          <table:table-cell table:style-name="Таблиця3.A2" office:value-type="string">
            <text:p text:style-name="P74">50</text:p>
          </table:table-cell>
          <table:table-cell table:style-name="Таблиця3.A2" office:value-type="string">
            <text:p text:style-name="P24">9</text:p>
          </table:table-cell>
          <table:table-cell table:style-name="Таблиця3.A2" office:value-type="string">
            <text:p text:style-name="P45"><text:span text:style-name="T27">Узагальнення з теми <text:s/>«</text:span><text:span text:style-name="T35">Служби Інтернету»</text:span></text:p>
            <text:p text:style-name="P45"/>
            <text:p text:style-name="P45"/>
          </table:table-cell>
          <table:covered-table-cell/>
          <table:table-cell table:style-name="Таблиця3.A2" office:value-type="string">
            <text:p text:style-name="P22"/>
          </table:table-cell>
          <table:table-cell table:style-name="Таблиця3.A2" office:value-type="string">
            <text:p text:style-name="P22"/>
          </table:table-cell>
          <table:table-cell table:style-name="Таблиця3.G2" office:value-type="string">
            <text:p text:style-name="P22"/>
          </table:table-cell>
        </table:table-row>
      </table:table>
      <text:p text:style-name="P13"/>
      <text:p text:style-name="P102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76">Тема <text:span text:style-name="T78">4</text:span>. <text:span text:style-name="T29">Опрацювання мультимедійних об’єктів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74">51</text:p>
          </table:table-cell>
          <table:table-cell table:style-name="Таблиця5.A2" office:value-type="string">
            <text:p text:style-name="P70">1</text:p>
          </table:table-cell>
          <table:table-cell table:style-name="Таблиця5.A2" office:value-type="string">
            <text:p text:style-name="P87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5.D2" table:number-rows-spanned="9" office:value-type="string">
            <text:p text:style-name="P109"><text:span text:style-name="T33">Учень/учениця</text:span></text:p>
            <text:p text:style-name="P118"><text:span text:style-name="T33">Знаннєва складова</text:span></text:p>
            <text:p text:style-name="P96"><text:span text:style-name="T1">Пояснює </text:span>принципи оцифровування звуку та відеоряду.</text:p>
            <text:p text:style-name="P96"><text:span text:style-name="T1">Розрізняє</text:span> формати аудіо- й відеофайлів.</text:p>
            <text:p text:style-name="P96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6"><text:span text:style-name="T1">Наводить приклади</text:span> сервісів для роботи з відео- й <text:s/>аудіоданими</text:p>
            <text:p text:style-name="P118"><text:span text:style-name="T33">Діяльнісна <text:s/>складова</text:span></text:p>
            <text:p text:style-name="P96"><text:span text:style-name="T1">Використовує </text:span>програми для роботи з мультимедіа.</text:p>
            <text:p text:style-name="P96"><text:span text:style-name="T1">Перетворює </text:span>формати аудіо- й відеофайлів. </text:p>
            <text:p text:style-name="P96"><text:span text:style-name="T1">Будує</text:span> відеоряд.</text:p>
            <text:p text:style-name="P96"><text:span text:style-name="T1">Використовує</text:span> мультимедійні об’єкти в презентаціях</text:p>
            <text:p text:style-name="P118"><text:span text:style-name="T33">Ціннісна складова</text:span></text:p>
            <text:p text:style-name="P96"><text:span text:style-name="T1">Використовує</text:span> контент з інтернет-джерел з урахуванням авторських прав. </text:p>
            <text:p text:style-name="P96"><text:span text:style-name="T1">Ураховує</text:span> художньо-естетичну складову <text:line-break/>в процесі створення мультимедійних об’єктів</text:p>
            <text:p text:style-name="P98"><text:span text:style-name="T14"/></text:p>
          </table:table-cell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7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2</text:p>
          </table:table-cell>
          <table:table-cell table:style-name="Таблиця5.A2" office:value-type="string">
            <text:p text:style-name="P70">2</text:p>
          </table:table-cell>
          <table:table-cell table:style-name="Таблиця5.A2" office:value-type="string">
            <text:p text:style-name="P89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3</text:p>
          </table:table-cell>
          <table:table-cell table:style-name="Таблиця5.A2" office:value-type="string">
            <text:p text:style-name="P70">3</text:p>
          </table:table-cell>
          <table:table-cell table:style-name="Таблиця5.A2" office:value-type="string"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4</text:p>
          </table:table-cell>
          <table:table-cell table:style-name="Таблиця5.A2" office:value-type="string">
            <text:p text:style-name="P70">4</text:p>
          </table:table-cell>
          <table:table-cell table:style-name="Таблиця5.A2" office:value-type="string">
            <text:p text:style-name="P85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5</text:p>
          </table:table-cell>
          <table:table-cell table:style-name="Таблиця5.A2" office:value-type="string">
            <text:p text:style-name="P71">5</text:p>
          </table:table-cell>
          <table:table-cell table:style-name="Таблиця5.A2" office:value-type="string">
            <text:p text:style-name="P78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6</text:p>
          </table:table-cell>
          <table:table-cell table:style-name="Таблиця5.A2" office:value-type="string">
            <text:p text:style-name="P71">6</text:p>
          </table:table-cell>
          <table:table-cell table:style-name="Таблиця5.A2" office:value-type="string">
            <text:p text:style-name="P88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7</text:p>
          </table:table-cell>
          <table:table-cell table:style-name="Таблиця5.A2" office:value-type="string">
            <text:p text:style-name="P71">7</text:p>
          </table:table-cell>
          <table:table-cell table:style-name="Таблиця5.A2" office:value-type="string">
            <text:p text:style-name="P88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8</text:p>
          </table:table-cell>
          <table:table-cell table:style-name="Таблиця5.A2" office:value-type="string">
            <text:p text:style-name="P72">8</text:p>
          </table:table-cell>
          <table:table-cell table:style-name="Таблиця5.A2" office:value-type="string">
            <text:p text:style-name="P90">Інтернет речей. Розумний будинок в Пакеттрейсер.</text:p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  <table:table-row>
          <table:table-cell table:style-name="Таблиця5.A2" office:value-type="string">
            <text:p text:style-name="P74">59</text:p>
          </table:table-cell>
          <table:table-cell table:style-name="Таблиця5.A2" office:value-type="string">
            <text:p text:style-name="P72">9</text:p>
          </table:table-cell>
          <table:table-cell table:style-name="Таблиця5.A2" office:value-type="string">
            <text:p text:style-name="P83"><text:span text:style-name="T27">Узагальнення з теми <text:s/>«</text:span><text:span text:style-name="T35">Служби Інтернету»</text:span></text:p>
            <text:p text:style-name="P83"/>
            <text:p text:style-name="P83"/>
          </table:table-cell>
          <table:covered-table-cell/>
          <table:table-cell table:style-name="Таблиця5.A2" office:value-type="string">
            <text:p text:style-name="P73"/>
          </table:table-cell>
          <table:table-cell table:style-name="Таблиця5.A2" office:value-type="string">
            <text:p text:style-name="P73"/>
          </table:table-cell>
          <table:table-cell table:style-name="Таблиця5.G2" office:value-type="string">
            <text:p text:style-name="P73"/>
          </table:table-cell>
        </table:table-row>
      </table:table>
      <text:p text:style-name="P103"/>
      <text:p text:style-name="P103">Dfdf</text:p>
      <text:p text:style-name="P103"/>
      <text:p text:style-name="P103"/>
      <text:p text:style-name="P103"/>
      <text:p text:style-name="P103"/>
      <text:p text:style-name="P103"><text:soft-page-break/></text:p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76">Тема <text:span text:style-name="T78">5</text:span>. <text:span text:style-name="T29">Опрацювання текстових даних</text:span> (<text:span text:style-name="T73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74">60</text:p>
          </table:table-cell>
          <table:table-cell table:style-name="Таблиця6.A2" office:value-type="string">
            <text:p text:style-name="P70">1</text:p>
          </table:table-cell>
          <table:table-cell table:style-name="Таблиця6.A2" office:value-type="string">
            <text:p text:style-name="P87">Безпека життєдіяльності при роботі з комп'ютером<text:span text:style-name="T10">. </text:span><text:span text:style-name="T37">Поштові служби Інтернету. Створення електронної скриньки. </text:span></text:p>
          </table:table-cell>
          <table:table-cell table:style-name="Таблиця6.A2" table:number-rows-spanned="9" office:value-type="string">
            <text:p text:style-name="P108"><text:span text:style-name="T33">Учень/учениця</text:span></text:p>
            <text:p text:style-name="P112"><text:span text:style-name="T33">Знаннєва складова</text:span></text:p>
            <text:p text:style-name="P94"><text:span text:style-name="T1">Має уявлення</text:span> про принципи та можливості опрацювання текстових даних. </text:p>
            <text:p text:style-name="P94"><text:span text:style-name="T1">Має уявлення</text:span> про структуру документа. </text:p>
            <text:p text:style-name="P94"><text:span text:style-name="T1">Пояснює</text:span> принципи стильового оформлення та спільної роботи з документом.</text:p>
            <text:p text:style-name="P115"><text:span text:style-name="T33">Діяльнісна складова</text:span></text:p>
            <text:p text:style-name="P94"><text:span text:style-name="T1">Знаходить і замінює</text:span> символи та групи символів. </text:p>
            <text:p text:style-name="P94"><text:span text:style-name="T1">Створює й використовує</text:span> гіперпосилання в текстовому документі.</text:p>
            <text:p text:style-name="P94"><text:span text:style-name="T1">Використовує </text:span>стилі для форматування документа. </text:p>
            <text:p text:style-name="P94"><text:span text:style-name="T1">Структурує</text:span> документ і створює його зміст.</text:p>
            <text:p text:style-name="P94"><text:span text:style-name="T1">Створює і редагує</text:span> колонтитули документа</text:p>
            <text:p text:style-name="P112"><text:span text:style-name="T33">Ціннісна складова </text:span></text:p>
            <text:p text:style-name="P120"><text:span text:style-name="T23">Розуміє й обґрунтовує</text:span><text:span text:style-name="T24"> </text:span><text:span text:style-name="Зміст_5f_вимоги_20_Знак"><text:span text:style-name="T25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7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1</text:p>
          </table:table-cell>
          <table:table-cell table:style-name="Таблиця6.A2" office:value-type="string">
            <text:p text:style-name="P70">2</text:p>
          </table:table-cell>
          <table:table-cell table:style-name="Таблиця6.A2" office:value-type="string">
            <text:p text:style-name="P89"><text:span text:style-name="T69">Надсилання, отримання, перенаправлення повідомлень. </text:span><text:span text:style-name="T3">Практична робота №</text:span><text:span text:style-name="T9">8</text:span><text:span text:style-name="T3">.</text:span><text:span text:style-name="T38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2</text:p>
          </table:table-cell>
          <table:table-cell table:style-name="Таблиця6.A2" office:value-type="string">
            <text:p text:style-name="P70">3</text:p>
          </table:table-cell>
          <table:table-cell table:style-name="Таблиця6.A2" office:value-type="string">
            <text:p text:style-name="P84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3</text:p>
          </table:table-cell>
          <table:table-cell table:style-name="Таблиця6.A2" office:value-type="string">
            <text:p text:style-name="P70">4</text:p>
          </table:table-cell>
          <table:table-cell table:style-name="Таблиця6.A2" office:value-type="string">
            <text:p text:style-name="P85">Використання інтернет-ресурсів для спільної роботи. <text:span text:style-name="T11">Рівні та способи доступу до ресурсів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4">64</text:p>
          </table:table-cell>
          <table:table-cell table:style-name="Таблиця6.A2" office:value-type="string">
            <text:p text:style-name="P71">5</text:p>
          </table:table-cell>
          <table:table-cell table:style-name="Таблиця6.A2" office:value-type="string">
            <text:p text:style-name="P78"><text:span text:style-name="T42">Зберігання даних та колективна робота з документами в Інтернеті. </text:span><text:span text:style-name="T3">Практична робота №</text:span><text:span text:style-name="T9">9</text:span><text:span text:style-name="T3">. </text:span><text:span text:style-name="T42">керування спільним доступом до них. Хмарні сервіси. </text:span><text:span text:style-name="T38">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5</text:p>
          </table:table-cell>
          <table:table-cell table:style-name="Таблиця6.A2" office:value-type="string">
            <text:p text:style-name="P71">6</text:p>
          </table:table-cell>
          <table:table-cell table:style-name="Таблиця6.A2" office:value-type="string">
            <text:p text:style-name="P88"><text:span text:style-name="T3">Практична робота №</text:span><text:span text:style-name="T9">10</text:span><text:span text:style-name="T3">. </text:span>Онлайнові перекладачі. <text:span text:style-name="T42">Інструктаж з БЖД.</text:span>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6</text:p>
          </table:table-cell>
          <table:table-cell table:style-name="Таблиця6.A2" office:value-type="string">
            <text:p text:style-name="P71">7</text:p>
          </table:table-cell>
          <table:table-cell table:style-name="Таблиця6.A2" office:value-type="string">
            <text:p text:style-name="P88">Інтернет речей. <text:span text:style-name="T64">О</text:span>сновні принципи функціонування Інтернету речей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7</text:p>
          </table:table-cell>
          <table:table-cell table:style-name="Таблиця6.A2" office:value-type="string">
            <text:p text:style-name="P72">8</text:p>
          </table:table-cell>
          <table:table-cell table:style-name="Таблиця6.A2" office:value-type="string">
            <text:p text:style-name="P90">Інтернет речей. Розумний будинок в Пакеттрейсер.</text:p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  <table:table-row>
          <table:table-cell table:style-name="Таблиця6.A2" office:value-type="string">
            <text:p text:style-name="P75">68</text:p>
          </table:table-cell>
          <table:table-cell table:style-name="Таблиця6.A2" office:value-type="string">
            <text:p text:style-name="P72">9</text:p>
          </table:table-cell>
          <table:table-cell table:style-name="Таблиця6.A2" office:value-type="string">
            <text:p text:style-name="P83"><text:span text:style-name="T27">Узагальнення з теми <text:s/>«</text:span><text:span text:style-name="T35">Служби Інтернету»</text:span></text:p>
            <text:p text:style-name="P83"/>
            <text:p text:style-name="P83"/>
          </table:table-cell>
          <table:covered-table-cell/>
          <table:table-cell table:style-name="Таблиця6.A2" office:value-type="string">
            <text:p text:style-name="P73"/>
          </table:table-cell>
          <table:table-cell table:style-name="Таблиця6.A2" office:value-type="string">
            <text:p text:style-name="P73"/>
          </table:table-cell>
          <table:table-cell table:style-name="Таблиця6.G2" office:value-type="string">
            <text:p text:style-name="P73"/>
          </table:table-cell>
        </table:table-row>
      </table:table>
      <text:p text:style-name="P103"/>
      <text:p text:style-name="P64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6">Клас</text:p>
          </table:table-cell>
          <table:table-cell table:style-name="Таблица2.A1" office:value-type="string">
            <text:p text:style-name="P26">Годин на тиждень</text:p>
          </table:table-cell>
          <table:table-cell table:style-name="Таблица2.A1" office:value-type="string">
            <text:p text:style-name="P26">Разом за програмою</text:p>
          </table:table-cell>
          <table:table-cell table:style-name="Таблица2.A1" office:value-type="string">
            <text:p text:style-name="P26">І ч.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29"><text:span text:style-name="Основной_20_шрифт_20_абзаца"><text:span text:style-name="T45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29"><text:span text:style-name="Основной_20_шрифт_20_абзаца"><text:span text:style-name="T45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27"><text:span text:style-name="T74">8</text:span>-А</text:p>
          </table:table-cell>
          <table:table-cell table:style-name="Таблица2.A2" office:value-type="string">
            <text:p text:style-name="P29">1</text:p>
          </table:table-cell>
          <table:table-cell table:style-name="Таблица2.A2" office:value-type="string">
            <text:p text:style-name="P39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9">8</text:p>
          </table:table-cell>
          <table:table-cell table:style-name="Таблица2.A2" office:value-type="string">
            <text:p text:style-name="P29">1<text:span text:style-name="T57">0</text:span></text:p>
          </table:table-cell>
          <table:table-cell table:style-name="Таблица2.G2" office:value-type="string">
            <text:p text:style-name="P39">9</text:p>
          </table:table-cell>
        </table:table-row>
        <table:table-row>
          <table:table-cell table:style-name="Таблица2.A2" office:value-type="string">
            <text:p text:style-name="P27"><text:span text:style-name="T74">8</text:span>-Б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79">68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20</text:p>
          </table:table-cell>
          <table:table-cell table:style-name="Таблица2.G2" office:value-type="string">
            <text:p text:style-name="P65">16</text:p>
          </table:table-cell>
        </table:table-row>
        <table:table-row>
          <table:table-cell table:style-name="Таблица2.A2" office:value-type="string">
            <text:p text:style-name="P27"><text:span text:style-name="T74">8</text:span>-<text:span text:style-name="T63">В</text:span></text:p>
          </table:table-cell>
          <table:table-cell table:style-name="Таблица2.A2" office:value-type="string">
            <text:p text:style-name="P65">2</text:p>
          </table:table-cell>
          <table:table-cell table:style-name="Таблица2.A2" office:value-type="string">
            <text:p text:style-name="P79">68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16</text:p>
          </table:table-cell>
          <table:table-cell table:style-name="Таблица2.A2" office:value-type="string">
            <text:p text:style-name="P65">20</text:p>
          </table:table-cell>
          <table:table-cell table:style-name="Таблица2.G2" office:value-type="string">
            <text:p text:style-name="P65">16</text:p>
          </table:table-cell>
        </table:table-row>
      </table:table>
      <text:p text:style-name="P3"/>
      <text:p text:style-name="P3"/>
      <text:p text:style-name="P14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30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56">8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28">Тип роботи</text:p>
          </table:table-cell>
          <table:table-cell table:style-name="Таблиця4.A2" office:value-type="string">
            <text:p text:style-name="P28"><text:span text:style-name="T74">8</text:span>-А</text:p>
          </table:table-cell>
          <table:table-cell table:style-name="Таблиця4.A2" office:value-type="string">
            <text:p text:style-name="P28"><text:span text:style-name="T74">8</text:span>-Б</text:p>
          </table:table-cell>
          <table:table-cell table:style-name="Таблиця4.D2" office:value-type="string">
            <text:p text:style-name="P28"><text:span text:style-name="T74">8</text:span>-<text:span text:style-name="T70">В</text:span></text:p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Практична робота №</text:span></text:span><text:span text:style-name="Основной_20_шрифт_20_абзаца"><text:span text:style-name="T47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6">Практична робота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0"><text:span text:style-name="Основной_20_шрифт_20_абзаца"><text:span text:style-name="T49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4">5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41"><text:span text:style-name="Основной_20_шрифт_20_абзаца"><text:span text:style-name="T49">Узагальнення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2">Практична робота №</text:span></text:span><text:span text:style-name="Основной_20_шрифт_20_абзаца"><text:span text:style-name="T53">6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2">Практична робота №</text:span></text:span><text:span text:style-name="Основной_20_шрифт_20_абзаца"><text:span text:style-name="T53">7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0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48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  <table:table-row>
          <table:table-cell table:style-name="Таблиця4.A2" office:value-type="string">
            <text:p text:style-name="P35"><text:span text:style-name="Основной_20_шрифт_20_абзаца"><text:span text:style-name="T50">Узагальнення №</text:span></text:span><text:span text:style-name="Основной_20_шрифт_20_абзаца"><text:span text:style-name="T51">4</text:span></text:span></text:p>
          </table:table-cell>
          <table:table-cell table:style-name="Таблиця4.A2" office:value-type="string">
            <text:p text:style-name="P25"/>
          </table:table-cell>
          <table:table-cell table:style-name="Таблиця4.A2" office:value-type="string">
            <text:p text:style-name="P25"/>
          </table:table-cell>
          <table:table-cell table:style-name="Таблиця4.D2" office:value-type="string">
            <text:p text:style-name="P25"/>
          </table:table-cell>
        </table:table-row>
      </table:table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8">Заступник</text:span> директора _________ М.В. Савіна<text:tab/><text:tab/><text:tab/><text:tab/><text:tab/><text:tab/><text:tab/><text:tab/><text:span text:style-name="T58">Д</text:span>иректор <text:span text:style-name="T58">школи</text:span> ____________ Л.М. Воробйов</text:p>
      <text:p text:style-name="P6">____________ 201<text:span text:style-name="T65">8</text:span> р.<text:tab/><text:tab/><text:tab/><text:tab/><text:tab/><text:tab/><text:tab/><text:tab/><text:tab/><text:tab/><text:tab/><text:tab/><text:tab/><text:tab/><text:tab/>_____________ 201<text:span text:style-name="T65">8</text:span> р.</text:p>
      <text:p text:style-name="P6">____________ 201<text:span text:style-name="T65">9</text:span> р.<text:tab/><text:tab/><text:tab/><text:tab/><text:tab/><text:tab/><text:tab/><text:tab/><text:tab/><text:tab/><text:tab/><text:tab/><text:tab/><text:tab/><text:tab/>_____________ 201<text:span text:style-name="T65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2">і</text:span>нформатики для <text:span text:style-name="T75">8</text:span> класів</text:p>
      <text:p text:style-name="P8"><text:span text:style-name="T58">в</text:span>читель Трубіцина А.Л.</text:p>
      <text:p text:style-name="P8">201<text:span text:style-name="T65">8</text:span>-201<text:span text:style-name="T65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5">8 </text:span>класу</text:p>
      <text:p text:style-name="P5">загальноосвітніх навчальних закладів <text:span text:style-name="T59">затверджена Міністерством освіти і науки України</text:span></text:p>
      <text:p text:style-name="P7">(Наказ МОН від <text:span text:style-name="T60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8"><text:tab/><text:tab/></text:span><text:span text:style-name="T31">Погоджено на засіданні </text:span><text:span text:style-name="T32">Ш</text:span><text:span text:style-name="T31">МО</text:span></text:p>
      <text:p text:style-name="P4"><text:tab/><text:tab/>протокол № _____ від ___________ р.</text:p>
      <text:p text:style-name="P4"><text:tab/><text:tab/>кер. <text:span text:style-name="T61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41:59.347825712</dc:date>
    <meta:editing-duration>PT1H22M42S</meta:editing-duration>
    <meta:editing-cycles>45</meta:editing-cycles>
    <meta:generator>LibreOffice/6.1.1.2$Linux_X86_64 LibreOffice_project/10$Build-2</meta:generator>
    <meta:document-statistic meta:table-count="7" meta:image-count="0" meta:object-count="0" meta:page-count="7" meta:paragraph-count="317" meta:word-count="1257" meta:character-count="9274" meta:non-whitespace-character-count="8248"/>
  </office:meta>
</office:document-meta>
</file>